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ource Sans Pro1" fo:letter-spacing="normal" fo:font-style="normal" fo:font-weight="normal" officeooo:rsid="000a6a48" officeooo:paragraph-rsid="000a6a48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ource Sans Pro1" fo:letter-spacing="normal" fo:font-style="normal" fo:font-weight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officeooo:rsid="000a6a48" officeooo:paragraph-rsid="000a6a48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size="12pt" officeooo:rsid="000a6a48" officeooo:paragraph-rsid="000a6a48" style:font-size-asian="12pt" style:font-size-complex="1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12pt" officeooo:rsid="00074b30" officeooo:paragraph-rsid="00074b30" style:font-size-asian="12pt" style:font-size-complex="12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12pt" officeooo:rsid="00087e8b" officeooo:paragraph-rsid="00087e8b" style:font-size-asian="12pt" style:font-size-complex="12pt"/>
    </style:style>
    <style:style style:name="P8" style:family="paragraph" style:parent-style-name="Table_20_Contents">
      <style:text-properties fo:font-size="12pt" officeooo:rsid="00087e8b" officeooo:paragraph-rsid="00087e8b" style:font-size-asian="12pt" style:font-size-complex="12pt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12pt" officeooo:rsid="000e2c1c" officeooo:paragraph-rsid="000e2c1c" style:font-size-asian="12pt" style:font-size-complex="12pt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size="12pt" officeooo:rsid="000b2a74" officeooo:paragraph-rsid="000b2a74" style:font-size-asian="12pt" style:font-size-complex="12pt"/>
    </style:style>
    <style:style style:name="P11" style:family="paragraph" style:parent-style-name="Table_20_Contents">
      <style:paragraph-properties fo:margin-left="0cm" fo:margin-right="0cm" fo:text-indent="0cm" style:auto-text-indent="false"/>
    </style:style>
    <style:style style:name="P12" style:family="paragraph" style:parent-style-name="Heading_20_2">
      <style:paragraph-properties fo:line-height="0.499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595959" loext:opacity="100%" style:font-name="Source Sans Pro" fo:font-size="10.5pt" style:font-name-asian="Times New Roman" style:font-size-asian="10.5pt" style:font-size-complex="10.5pt"/>
    </style:style>
    <style:style style:name="P14" style:family="paragraph" style:parent-style-name="Standard">
      <style:text-properties officeooo:paragraph-rsid="000e2c1c"/>
    </style:style>
    <style:style style:name="P15" style:family="paragraph" style:parent-style-name="Standard">
      <style:paragraph-properties fo:margin-left="1.27cm" fo:text-indent="-1.27cm" style:auto-text-indent="false"/>
    </style:style>
    <style:style style:name="P16" style:family="paragraph" style:parent-style-name="Standard">
      <style:text-properties officeooo:paragraph-rsid="000bb702"/>
    </style:style>
    <style:style style:name="P17" style:family="paragraph" style:parent-style-name="Standard">
      <style:text-properties officeooo:paragraph-rsid="000cffad"/>
    </style:style>
    <style:style style:name="P18" style:family="paragraph" style:parent-style-name="Standard">
      <style:text-properties fo:font-size="10pt" officeooo:rsid="000cffad" officeooo:paragraph-rsid="000cffad" style:font-name-asian="Times New Roman" style:font-size-asian="10pt" style:font-size-complex="10pt"/>
    </style:style>
    <style:style style:name="P19" style:family="paragraph" style:parent-style-name="Text_20_body">
      <style:paragraph-properties fo:line-height="0.499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0586c5"/>
    </style:style>
    <style:style style:name="T2" style:family="text">
      <style:text-properties officeooo:rsid="000b0edf"/>
    </style:style>
    <style:style style:name="T3" style:family="text">
      <style:text-properties officeooo:rsid="00074b30"/>
    </style:style>
    <style:style style:name="T4" style:family="text">
      <style:text-properties fo:font-weight="bold"/>
    </style:style>
    <style:style style:name="T5" style:family="text">
      <style:text-properties fo:color="#f28a3e" loext:opacity="100%" fo:font-size="9pt"/>
    </style:style>
    <style:style style:name="T6" style:family="text">
      <style:text-properties fo:color="#595959" loext:opacity="100%" loext:padding="0cm" loext:border="none"/>
    </style:style>
    <style:style style:name="T7" style:family="text">
      <style:text-properties fo:color="#595959" loext:opacity="100%" style:font-name="Source Sans Pro" fo:font-size="10.5pt" style:font-name-asian="Times New Roman" style:font-size-asian="10.5pt" style:font-size-complex="10.5pt"/>
    </style:style>
    <style:style style:name="T8" style:family="text">
      <style:text-properties fo:color="#a6a6a6" loext:opacity="100%"/>
    </style:style>
    <style:style style:name="T9" style:family="text">
      <style:text-properties fo:font-size="10pt" style:font-name-asian="Times New Roman" style:font-size-asian="10pt" style:font-size-complex="10pt"/>
    </style:style>
    <style:style style:name="T10" style:family="text">
      <style:text-properties fo:font-size="10pt" officeooo:rsid="000bb702" style:font-name-asian="Times New Roman" style:font-size-asian="10pt" style:font-size-complex="10pt"/>
    </style:style>
    <style:style style:name="T11" style:family="text">
      <style:text-properties fo:font-variant="normal" fo:text-transform="none" fo:color="#595959" loext:opacity="100%" style:font-name="Source Sans Pro1" fo:font-size="10.5pt" fo:letter-spacing="normal" fo:font-style="normal" fo:font-weight="normal"/>
    </style:style>
    <style:style style:name="T12" style:family="text">
      <style:text-properties fo:font-variant="normal" fo:text-transform="none" fo:color="#595959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<text:span text:style-name="T12">CATEGORIES</text:span></text:h>
      <text:p text:style-name="P19"><text:span text:style-name="T12"/></text:p>
      <text:p text:style-name="P19"><text:span text:style-name="T12">expression;</text:span></text:p>
      <text:p text:style-name="P19"><text:span text:style-name="T12">definition;</text:span></text:p>
      <text:p text:style-name="P19"><text:span text:style-name="T12">statement;</text:span></text:p>
      <text:p text:style-name="P19"><text:span text:style-name="T12">type;</text:span></text:p>
      <text:p text:style-name="P19"><text:span text:style-name="T12"/></text:p>
      <text:p text:style-name="P19"><text:span text:style-name="T12">NODES</text:span></text:p>
      <text:p text:style-name="P19"><text:span text:style-name="T12"/></text:p>
      <text:p text:style-name="P19"><text:span text:style-name="T12">program -&gt; string definition* functionCreation* functionDefinition* run; </text:span></text:p>
      <text:p text:style-name="P19"><text:span text:style-name="T12"/></text:p>
      <text:p text:style-name="P19"><text:span text:style-name="T12">functionCreation -&gt; string;</text:span></text:p>
      <text:p text:style-name="P19"><text:span text:style-name="T12"/></text:p>
      <text:p text:style-name="P19"><text:span text:style-name="T12">varDefinition:definition -&gt; string type;</text:span></text:p>
      <text:p text:style-name="P19"><text:span text:style-name="T12">structDefinition:definition -&gt; string fieldDefinition*;</text:span></text:p>
      <text:p text:style-name="P19"><text:span text:style-name="T12">fieldDefinition:definition -&gt; string type;</text:span></text:p>
      <text:p text:style-name="P19"><text:span text:style-name="T12">functionDefinition:definition -&gt; string parameters:varDefinition* type? locals:varDefinition* statement*;</text:span></text:p>
      <text:p text:style-name="P19"><text:span text:style-name="T12"/></text:p>
      <text:p text:style-name="P19"><text:span text:style-name="T12">print:statement -&gt; expression*;</text:span></text:p>
      <text:p text:style-name="P19"><text:span text:style-name="T12">println:statement -&gt; expression*;</text:span></text:p>
      <text:p text:style-name="P19"><text:span text:style-name="T12">read:statement -&gt; expression*;</text:span></text:p>
      <text:p text:style-name="P19"><text:span text:style-name="T12">functionCallStatement:statement -&gt; string expression*;</text:span></text:p>
      <text:p text:style-name="P19"><text:span text:style-name="T12">assignment:statement -&gt; left:expression right:expression;</text:span></text:p>
      <text:p text:style-name="P19"><text:span text:style-name="T12">conditional:statement -&gt; expression ifStatements:statement* elseStatements:statement*;</text:span></text:p>
      <text:p text:style-name="P19"><text:span text:style-name="T12">loop:statement -&gt; fromStatements:statement* expression loopStatements:statement*;</text:span></text:p>
      <text:p text:style-name="P19"><text:span text:style-name="T12">return:statement -&gt; expression?;</text:span></text:p>
      <text:p text:style-name="P19"><text:span text:style-name="T12"/></text:p>
      <text:p text:style-name="P19"><text:span text:style-name="T12">run -&gt; string expression*;</text:span></text:p>
      <text:p text:style-name="P19"><text:span text:style-name="T12"/></text:p>
      <text:p text:style-name="P19"><text:span text:style-name="T12">intType:type -&gt; ;</text:span></text:p>
      <text:p text:style-name="P19"><text:soft-page-break/><text:span text:style-name="T12">realType:type -&gt; ;</text:span></text:p>
      <text:p text:style-name="P19"><text:span text:style-name="T12">charType:type -&gt; ;</text:span></text:p>
      <text:p text:style-name="P19"><text:span text:style-name="T12">arrayType:type -&gt; int type;</text:span></text:p>
      <text:p text:style-name="P19"><text:span text:style-name="T12">structType:type -&gt; string;</text:span></text:p>
      <text:p text:style-name="P19"><text:span text:style-name="T12">voidType:type -&gt; ;</text:span></text:p>
      <text:p text:style-name="P19"><text:span text:style-name="T12"/></text:p>
      <text:p text:style-name="P19"><text:span text:style-name="T12">variable:expression -&gt; string;</text:span></text:p>
      <text:p text:style-name="P19"><text:span text:style-name="T12">intLiteral:expression -&gt; int;</text:span></text:p>
      <text:p text:style-name="P19"><text:span text:style-name="T12">realLiteral:expression -&gt; float;</text:span></text:p>
      <text:p text:style-name="P19"><text:span text:style-name="T12">charLiteral:expression -&gt; string;</text:span></text:p>
      <text:p text:style-name="P19"><text:span text:style-name="T12">functionCallExpression:expression -&gt; string expression*;</text:span></text:p>
      <text:p text:style-name="P19"><text:span text:style-name="T12">structAccess:expression -&gt; expr:expression string;</text:span></text:p>
      <text:p text:style-name="P19"><text:span text:style-name="T12">arrayAccess:expression -&gt; left:expression right:expression;</text:span></text:p>
      <text:p text:style-name="P19"><text:span text:style-name="T12">cast:expression -&gt; castType:type expression;</text:span></text:p>
      <text:p text:style-name="P19"><text:span text:style-name="T12"/></text:p>
      <text:p text:style-name="P19"><text:span text:style-name="T12">arithmeticBinary:expression -&gt; left:expression operator:string right:expression;</text:span></text:p>
      <text:p text:style-name="P19"><text:span text:style-name="T12">arithmeticUnary:expression -&gt; operator:string expr:expression;</text:span></text:p>
      <text:p text:style-name="P19"><text:span text:style-name="T12"/></text:p>
      <text:p text:style-name="P19"><text:span text:style-name="T12">logicBinary:expression -&gt; left:expression operator:string right:expression;</text:span></text:p>
      <text:p text:style-name="P19"><text:span text:style-name="T12">logicUnary:expression -&gt; operator:string expr:expression;</text:span></text:p>
      <text:p text:style-name="P19"><text:span text:style-name="T12"/></text:p>
      <text:p text:style-name="P19"><text:span text:style-name="T12">relationalBinary:expression -&gt; left:expression operator:string right:expression; </text:span></text:p>
      <text:p text:style-name="P19"><text:span text:style-name="T12"/></text:p>
      <text:p text:style-name="P19"><text:span text:style-name="T12">ATTRIBUTE GRAMMAR Identification</text:span></text:p>
      <text:p text:style-name="P19"><text:span text:style-name="T12"/></text:p>
      <text:p text:style-name="P19"><text:span text:style-name="T12">variable -&gt; varDefinition;</text:span></text:p>
      <text:p text:style-name="P19"><text:span text:style-name="T12">varDefinition -&gt; scope:int;</text:span></text:p>
      <text:p text:style-name="P19"><text:span text:style-name="T12">functionCallStatement -&gt; functionDefinition;</text:span></text:p>
      <text:p text:style-name="P19"><text:span text:style-name="T12">functionCallExpression -&gt; functionDefinition;</text:span></text:p>
      <text:p text:style-name="P19"><text:span text:style-name="T12">run -&gt; functionDefinition;</text:span></text:p>
      <text:p text:style-name="P19"><text:span text:style-name="T12">structType -&gt; structDefinition;</text:span></text:p>
      <text:p text:style-name="P19"><text:span text:style-name="T12">fieldDefinition -&gt; structDefinition;</text:span></text:p>
      <text:p text:style-name="P19"><text:soft-page-break/><text:span text:style-name="T12"/></text:p>
      <text:p text:style-name="P19"><text:span text:style-name="T12">ATTRIBUTE GRAMMAR TypeChecking</text:span></text:p>
      <text:p text:style-name="P19"><text:span text:style-name="T12"/></text:p>
      <text:p text:style-name="P19"><text:span text:style-name="T12">expression -&gt; lvalue:boolean;</text:span></text:p>
      <text:p text:style-name="P19"><text:span text:style-name="T12">expression -&gt; expressionType:type;</text:span></text:p>
      <text:p text:style-name="P19"><text:span text:style-name="T12">statement -&gt; function:functionDefinition;</text:span></text:p>
      <text:p text:style-name="P19"><text:span text:style-name="T12">functionDefinition -&gt; hasReturn:boolean;</text:span></text:p>
      <text:p text:style-name="P19"><text:span text:style-name="T12">structAccess -&gt; fieldDefinition;</text:span></text:p>
      <text:p text:style-name="P19"><text:span text:style-name="T12"/></text:p>
      <text:p text:style-name="P19"><text:span text:style-name="T12">ATTRIBUTE GRAMMAR MemoryAllocation</text:span></text:p>
      <text:p text:style-name="P19"><text:span text:style-name="T12"/></text:p>
      <text:p text:style-name="P19"><text:span text:style-name="T12">varDefinition -&gt; [inh] address:int;</text:span></text:p>
      <text:p text:style-name="P19"><text:span text:style-name="T12">structDefinition -&gt; [inh] address:int;</text:span></text:p>
      <text:p text:style-name="P19"><text:span text:style-name="T12">fieldDefinition -&gt; [inh] address:int;</text:span></text:p>
      <text:p text:style-name="P19"><text:span text:style-name="T12">functionDefinition -&gt; [inh] address:int;</text:span></text:p>
      <text:p text:style-name="P19"><text:span text:style-name="T12"/></text:p>
      <text:p text:style-name="P19"><text:span text:style-name="T12">CODE SPECIFICATION Mapl</text:span></text:p>
      <text:p text:style-name="P19"><text:span text:style-name="T12"/></text:p>
      <text:p text:style-name="P19"><text:span text:style-name="T12">run[program]</text:span></text:p>
      <text:p text:style-name="P19"><text:span text:style-name="T12">execute[statement]</text:span></text:p>
      <text:p text:style-name="P19"><text:span text:style-name="T12">execute[run]</text:span></text:p>
      <text:p text:style-name="P19"><text:span text:style-name="T12">value[expression]</text:span></text:p>
      <text:p text:style-name="P19"><text:span text:style-name="T12">address[expression]</text:span></text:p>
      <text:p text:style-name="P19"><text:span text:style-name="T12"/></text:p>
      <text:p text:style-name="P19"><text:span text:style-name="T12">metadata[program]</text:span></text:p>
      <text:p text:style-name="P19"><text:span text:style-name="T12">metadata[varDefinition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, sans-serif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08:51:58.599613663</meta:creation-date>
    <meta:generator>LibreOffice/24.2.7.2$Linux_X86_64 LibreOffice_project/420$Build-2</meta:generator>
    <dc:date>2025-05-28T09:41:08.313957172</dc:date>
    <meta:editing-duration>PT52M57S</meta:editing-duration>
    <meta:editing-cycles>14</meta:editing-cycles>
    <meta:document-statistic meta:table-count="0" meta:image-count="0" meta:object-count="0" meta:page-count="3" meta:paragraph-count="67" meta:word-count="210" meta:character-count="2434" meta:non-whitespace-character-count="2289"/>
  </office:meta>
</office:document-meta>
</file>